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0</text:p>
          </table:table-cell>
          <table:table-cell office:value-type="string" calcext:value-type="string">
            <text:p>id1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男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女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世帯主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配偶者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子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父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母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祖父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祖母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曽祖父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曾祖母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兄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姉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弟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妹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内縁の妻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同居人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居宅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・施設通所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・宿所提供施設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・グループホーム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・授産施設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入院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・精神入院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・入所中入院（自動日割り計算）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救護施設等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更生施設等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介護施設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・特別養護老人ホーム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-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-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-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区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区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I区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妊娠6ヶ月未満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妊娠6ヶ月以上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ヶ月間（母乳）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ヶ月間（人工栄養等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身体１・２級又は国年１級（在宅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身体１・２級又は国年１級（入院入所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身体障害３級又は国年２級（在宅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身体障害３級又は国年２級（入院入所）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特別児童扶養手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身体１・２級介護（介護者）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法・大臣認定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知事認定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第１・２子（３歳未満）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第１・２子（３歳以上）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第３子以降（３歳未満）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第３子以降（３歳以上）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在宅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入院・入所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usr/bin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:\Program Files (x86)\LibreOffice 4\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:\build\solver\wntmsci14\installation\opt\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:\Program Files (x86)\OpenOffice 4\program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デイリービルドは一番下のやつです。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:\Program Files (x86)\LibreOfficeDev 4\program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00/00/00</text:date>, <text:time style:data-style-name="N2" text:time-value="07:22:30.35937299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4:01:55.818022214</meta:creation-date>
    <meta:editing-duration>PT21S</meta:editing-duration>
    <meta:editing-cycles>3</meta:editing-cycles>
    <meta:generator>LibreOffice/5.2.2.2$Linux_X86_64 LibreOffice_project/20m0$Build-2</meta:generator>
    <meta:initial-creator>user </meta:initial-creator>
    <dc:date>2017-01-11T07:22:51.464955572</dc:date>
    <meta:document-statistic meta:table-count="1" meta:cell-count="240" meta:object-count="0"/>
  </office:meta>
</office:document-meta>
</file>